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434343" style:text-line-through-style="none" style:text-line-through-type="none" style:font-name="Google Sans" fo:font-size="11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  <text:p text:style-name="P1">Analytical skills: Qualities and characteristics associated with using facts to solve problems</text:p>
      <text:p text:style-name="P1">Analytical thinking: The process of identifying and defining a problem, then solving it by using</text:p>
      <text:p text:style-name="P1">data in an organized, step-by-step manner</text:p>
      <text:p text:style-name="P1">Attribute: A characteristic or quality of data used to label a column in a table</text:p>
      <text:p text:style-name="P1">B</text:p>
      <text:p text:style-name="P1"/>
      <text:p text:style-name="P1">C</text:p>
      <text:p text:style-name="P1">Context: The condition in which something exists or happens</text:p>
      <text:p text:style-name="P1">D</text:p>
      <text:p text:style-name="P1">Data: A collection of facts</text:p>
      <text:p text:style-name="P1">Data analysis: The collection, transformation, and organization of data in order to draw</text:p>
      <text:p text:style-name="P1">conclusions, make predictions, and drive informed decision-making</text:p>
      <text:p text:style-name="P1">Data analyst: Someone who collects, transforms, and organizes data in order to draw</text:p>
      <text:p text:style-name="P1">conclusions, make predictions, and drive informed decision-making</text:p>
      <text:p text:style-name="P1"/>
      <text:p text:style-name="P1">Data analytics: The science of data</text:p>
      <text:p text:style-name="P1">Data design: How information is organized</text:p>
      <text:p text:style-name="P1">Data-driven decision-making: Using facts to guide business strategy</text:p>
      <text:p text:style-name="P1">Data ecosystem: The various elements that interact with one another in order to produce,</text:p>
      <text:p text:style-name="P1">manage, store, organize, analyze, and share data</text:p>
      <text:p text:style-name="P1">Data science: A field of study that uses raw data to create new ways of modeling and</text:p>
      <text:p text:style-name="P1">understanding the unknown</text:p>
      <text:p text:style-name="P1">Data strategy: The management of the people, processes, and tools used in data analysis</text:p>
      <text:p text:style-name="P1"><text:soft-page-break/>Data visualization: The graphical representation of data</text:p>
      <text:p text:style-name="P1">Database: A collection of data stored in a computer system</text:p>
      <text:p text:style-name="P1">Dataset: A collection of data that can be manipulated or analyzed as one unit</text:p>
      <text:p text:style-name="P1">E</text:p>
      <text:p text:style-name="P1"/>
      <text:p text:style-name="P1">F</text:p>
      <text:p text:style-name="P1">Formula: A set of instructions used to perform a calculation using the data in a spreadsheet</text:p>
      <text:p text:style-name="P1">Function: A preset command that automatically performs a specified process or task using</text:p>
      <text:p text:style-name="P1">the data in a spreadsheet</text:p>
      <text:p text:style-name="P1">G</text:p>
      <text:p text:style-name="P1">Gap analysis: A method for examining and evaluating the current state of a process in order to</text:p>
      <text:p text:style-name="P1">identify opportunities for improvement in the future</text:p>
      <text:p text:style-name="P1">H</text:p>
      <text:p text:style-name="P1"/>
      <text:p text:style-name="P1">I</text:p>
      <text:p text:style-name="P1"/>
      <text:p text:style-name="P1">J</text:p>
      <text:p text:style-name="P1"/>
      <text:p text:style-name="P1">K</text:p>
      <text:p text:style-name="P1"/>
      <text:p text:style-name="P1">L</text:p>
      <text:p text:style-name="P1"/>
      <text:p text:style-name="P1">M</text:p>
      <text:p text:style-name="P1"/>
      <text:p text:style-name="P1"><text:soft-page-break/>N</text:p>
      <text:p text:style-name="P1"/>
      <text:p text:style-name="P1">O</text:p>
      <text:p text:style-name="P1">Observation: The attributes that describe a piece of data contained in a row of a table</text:p>
      <text:p text:style-name="P1">P</text:p>
      <text:p text:style-name="P1"/>
      <text:p text:style-name="P1">Q</text:p>
      <text:p text:style-name="P1">Query: A request for data or information from a database</text:p>
      <text:p text:style-name="P1">Query language: A computer programming language used to communicate with a database</text:p>
      <text:p text:style-name="P1">R</text:p>
      <text:p text:style-name="P1">Root cause: The reason why a problem occurs</text:p>
      <text:p text:style-name="P1">S</text:p>
      <text:p text:style-name="P1"/>
      <text:p text:style-name="P1">Stakeholders: People who invest time and resources into a project and are interested in its</text:p>
      <text:p text:style-name="P1">outcome</text:p>
      <text:p text:style-name="P1">T</text:p>
      <text:p text:style-name="P1">Technical mindset: The ability to break things down into smaller steps or pieces and work with</text:p>
      <text:p text:style-name="P1">them in an orderly and logical way</text:p>
      <text:p text:style-name="P1">U</text:p>
      <text:p text:style-name="P1"/>
      <text:p text:style-name="P1">V</text:p>
      <text:p text:style-name="P1">Visualization: (Refer to data visualization)</text:p>
      <text:p text:style-name="P1">W</text:p>
      <text:p text:style-name="P1"/>
      <text:p text:style-name="P1"><text:soft-page-break/>X</text:p>
      <text:p text:style-name="P1"/>
      <text:p text:style-name="P1">Y</text:p>
      <text:p text:style-name="P1"/>
      <text:p text:style-name="P1">Z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21:33:21.858907161</meta:creation-date>
    <dc:date>2022-05-10T22:44:57.458615599</dc:date>
    <meta:editing-duration>PT2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62" meta:word-count="382" meta:character-count="2281" meta:non-whitespace-character-count="1959"/>
  </office:meta>
</office:document-meta>
</file>